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3b80" officeooo:paragraph-rsid="00133b80" style:font-weight-asian="bold" style:font-weight-complex="bold"/>
    </style:style>
    <style:style style:name="P2" style:family="paragraph" style:parent-style-name="Standard">
      <style:text-properties fo:font-weight="bold" officeooo:rsid="0013c81a" officeooo:paragraph-rsid="0013c81a" style:font-weight-asian="bold" style:font-weight-complex="bold"/>
    </style:style>
    <style:style style:name="P3" style:family="paragraph" style:parent-style-name="Standard">
      <style:text-properties fo:font-weight="bold" officeooo:rsid="0013c81a" officeooo:paragraph-rsid="001418bd" style:font-weight-asian="bold" style:font-weight-complex="bold"/>
    </style:style>
    <style:style style:name="P4" style:family="paragraph" style:parent-style-name="Standard">
      <style:text-properties officeooo:paragraph-rsid="00133b8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3b80" style:font-weight-asian="normal" style:font-weight-complex="normal"/>
    </style:style>
    <style:style style:name="T3" style:family="text">
      <style:text-properties fo:font-weight="normal" officeooo:rsid="001418bd" style:font-weight-asian="normal" style:font-weight-complex="normal"/>
    </style:style>
    <style:style style:name="T4" style:family="text">
      <style:text-properties fo:font-weight="bold" officeooo:rsid="00133b80" style:font-weight-asian="bold" style:font-weight-complex="bold"/>
    </style:style>
    <style:style style:name="T5" style:family="text">
      <style:text-properties fo:font-weight="bold" officeooo:rsid="0013c81a" style:font-weight-asian="bold" style:font-weight-complex="bold"/>
    </style:style>
    <style:style style:name="T6" style:family="text">
      <style:text-properties officeooo:rsid="001418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.01</text:p>
      <text:p text:style-name="P4"><text:span text:style-name="T4"><text:tab/></text:span><text:span text:style-name="T2">a) </text:span><text:span text:style-name="T5">Fazer junto com a galera</text:span></text:p>
      <text:p text:style-name="P1"/>
      <text:p text:style-name="P1"><text:span text:style-name="T1"><text:tab/>b) iii. Pois, no melhor caso, os dois amigos estão se aproximando na mesma velocidade um do outro, em linha reta, logo, percorrendo a mesma distância em cada passo, um em direção ao outro.</text:span></text:p>
      <text:p text:style-name="P1"/>
      <text:p text:style-name="P1"><text:span text:style-name="T1"><text:tab/>c) Sim. Se eles não puderem ficar parados em uma cidade, basta imaginarmos um mapa com 2 nós e uma aresta entre eles. Eles vão ficar indo e voltando sem se encontrar nunca.</text:span></text:p>
      <text:p text:style-name="P1"/>
      <text:p text:style-name="P1"><text:span text:style-name="T1"><text:tab/>d) Novamente, se eles não puderem ficar parados, sim. Basta imaginarmos que um amigo A está um ciclo no grafo do mapa e outro, B está em uma cidade onde o melhor caminho para que eles se encontrem é no vértice original onde A se encontrava. Desta forma, A terá que dar uma volta no ciclo e B o encontrará no vértice original de A, fazendo que A passe 2 vezes pela mesma cidade, a sua original.</text:span></text:p>
      <text:p text:style-name="P1"/>
      <text:p text:style-name="P1"/>
      <text:p text:style-name="P2">01.02</text:p>
      <text:p text:style-name="P2"><text:tab/><text:span text:style-name="T1">a) É uma árvore estritamente binária, só desenhar, bitch.</text:span></text:p>
      <text:p text:style-name="P2"/>
      <text:p text:style-name="P2"><text:span text:style-name="T1"><text:tab/>b) <text:s/>Busca em largura: 1, 2, 3, 4, 5, 6, 7, 8, 9, 10, 11<text:line-break/><text:tab/> <text:s text:c="4"/>Busca em profundidade limitada a 3: 1, 2, 4, 8, 9, 5, 10, 11</text:span></text:p>
      <text:p text:style-name="P2"/>
      <text:p text:style-name="P2"/>
      <text:p text:style-name="P2">01.03</text:p>
      <text:p text:style-name="P2"><text:span text:style-name="T1"><text:tab/>a) </text:span><text:span text:style-name="T3">Se todos os passos tiverem custo igual, é verdadeiro. Pois g(n), nesse caso, é apenas um múltiplo da profundidade n.</text:span></text:p>
      <text:p text:style-name="P2"/>
      <text:p text:style-name="P2"><text:span text:style-name="T3"><text:tab/>b) Verdadeiro. Busca em profundidade é um caso especial de busca gulosa, com f(n) = -profundidade(n).</text:span></text:p>
      <text:p text:style-name="P2"/>
      <text:p text:style-name="P3"><text:span text:style-name="T3"><text:tab/>c) Verdadeiro. A busca uniforme é um caso especial com h(n) = 0, pois:<text:line-break/>Busca em A*: f(n) = g(n) + h(n), busca uniforme: f(n) = g(n). Substituindo, temos:<text:line-break/>h(n) = 0.</text:span></text:p>
      <text:p text:style-name="P3"/>
      <text:p text:style-name="P3"><text:span text:style-name="T6"><text:s/>01.0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6:15:37.177066664</meta:creation-date>
    <dc:date>2016-10-11T16:57:53.387835339</dc:date>
    <meta:editing-duration>PT11M55S</meta:editing-duration>
    <meta:editing-cycles>1</meta:editing-cycles>
    <meta:document-statistic meta:table-count="0" meta:image-count="0" meta:object-count="0" meta:page-count="1" meta:paragraph-count="13" meta:word-count="261" meta:character-count="1372" meta:non-whitespace-character-count="1107"/>
    <meta:generator>LibreOffice/4.2.8.2$Linux_X86_64 LibreOffice_project/420m0$Build-2</meta:generator>
  </office:meta>
</office:document-meta>
</file>